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acacac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ff0000"/>
    </style:style>
    <style:style style:name="ce8" style:family="table-cell" style:parent-style-name="Default">
      <style:table-cell-properties fo:border-bottom="0.74pt solid #ff0000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2.49pt solid #acacac"/>
      <style:paragraph-properties fo:text-align="center" fo:margin-left="0cm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acaca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ff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acacac" style:diagonal-bl-tr="none" style:diagonal-tl-br="none" fo:background-color="transparent" fo:border-left="2.49pt solid #ff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acacac" style:diagonal-bl-tr="none" style:diagonal-tl-br="none" fo:border-left="none" fo:padding="0.071cm" fo:border-right="none" style:rotation-align="none" fo:border-top="none"/>
    </style:style>
  </office:automatic-styles>
  <office:body>
    <office:spreadsheet>
      <table:table table:name="subjects" table:style-name="ta1">
        <table:table-column table:style-name="co1" table:default-cell-style-name="Default"/>
        <table:table-column table:style-name="co1" table:number-columns-repeated="8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UNIQUE.ID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birthday</text:p>
          </table:table-cell>
          <table:table-cell table:style-name="ce2" office:value-type="string" calcext:value-type="string">
            <text:p>evalu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shee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6-09" calcext:value-type="date">
            <text:p>09/06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];[.F2];1)" office:value-type="float" office:value="19.7186440677966" calcext:value-type="float">
            <text:p>19.718644067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Oscar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5-26" calcext:value-type="date">
            <text:p>26/05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3];[.F3];1)" office:value-type="float" office:value="18.7542778918549" calcext:value-type="float">
            <text:p>18.7542778919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lverto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4-08" calcext:value-type="date">
            <text:p>08/04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4];[.F4];1)" office:value-type="float" office:value="20.8883634100809" calcext:value-type="float">
            <text:p>20.8883634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1-19" calcext:value-type="date">
            <text:p>19/01/93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5];[.F5];1)" office:value-type="float" office:value="22.1046428571429" calcext:value-type="float">
            <text:p>22.104642857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sus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10-08" calcext:value-type="date">
            <text:p>08/10/93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6];[.F6];1)" office:value-type="float" office:value="21.3872619047619" calcext:value-type="float">
            <text:p>21.387261904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an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11-01" calcext:value-type="date">
            <text:p>01/11/93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7];[.F7];1)" office:value-type="float" office:value="21.3215476190476" calcext:value-type="float">
            <text:p>21.321547619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vid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4-16" calcext:value-type="date">
            <text:p>16/04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8];[.F8];1)" office:value-type="float" office:value="18.8637919233402" calcext:value-type="float">
            <text:p>18.863791923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anek <text:s/>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4-23" calcext:value-type="date">
            <text:p>23/04/89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9];[.F9];1)" office:value-type="float" office:value="25.8472771524186" calcext:value-type="float">
            <text:p>25.8472771524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linalli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6-03" calcext:value-type="date">
            <text:p>03/06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0];[.F10];1)" office:value-type="float" office:value="19.7350717079531" calcext:value-type="float">
            <text:p>19.73507170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Yessi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7-27" calcext:value-type="date">
            <text:p>27/07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1];[.F11];1)" office:value-type="float" office:value="18.5845311430527" calcext:value-type="float">
            <text:p>18.584531143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Anafd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7-28" calcext:value-type="date">
            <text:p>28/07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2];[.F12];1)" office:value-type="float" office:value="20.5844430616055" calcext:value-type="float">
            <text:p>20.5844430616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ic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12-16" calcext:value-type="date">
            <text:p>16/12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3];[.F13];1)" office:value-type="float" office:value="19.1984354628422" calcext:value-type="float">
            <text:p>19.198435462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uemie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12-03" calcext:value-type="date">
            <text:p>03/12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4];[.F14];1)" office:value-type="float" office:value="20.2339763534536" calcext:value-type="float">
            <text:p>20.2339763535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ernanda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6-09" calcext:value-type="date">
            <text:p>09/06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5];[.F15];1)" office:value-type="float" office:value="19.7186440677966" calcext:value-type="float">
            <text:p>19.7186440678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05-09" calcext:value-type="date">
            <text:p>09/05/90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6];[.F16];1)" office:value-type="float" office:value="24.8034962089301" calcext:value-type="float">
            <text:p>24.8034962089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ilian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2-01" calcext:value-type="date">
            <text:p>01/02/92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7];[.F17];1)" office:value-type="float" office:value="23.0691307323751" calcext:value-type="float">
            <text:p>23.0691307324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Poo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mmit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1-27" calcext:value-type="date">
            <text:p>27/01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8];[.F18];1)" office:value-type="float" office:value="20.0827900912647" calcext:value-type="float">
            <text:p>20.08279009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2-28" calcext:value-type="date">
            <text:p>28/02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19];[.F19];1)" office:value-type="float" office:value="19.9951760104302" calcext:value-type="float">
            <text:p>19.995176010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11-09" calcext:value-type="date">
            <text:p>09/11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0];[.F20];1)" office:value-type="float" office:value="20.2996888612321" calcext:value-type="float">
            <text:p>20.29968886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esto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7-26" calcext:value-type="date">
            <text:p>26/07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1];[.F21];1)" office:value-type="float" office:value="18.5872689938398" calcext:value-type="float">
            <text:p>18.587268993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Gayoss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02-28" calcext:value-type="date">
            <text:p>28/02/90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2];[.F22];1)" office:value-type="float" office:value="24.9951558550969" calcext:value-type="float">
            <text:p>24.995155855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arez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12-17" calcext:value-type="date">
            <text:p>17/12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3];[.F23];1)" office:value-type="float" office:value="18.1930184804928" calcext:value-type="float">
            <text:p>18.193018480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ndrade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3-20" calcext:value-type="date">
            <text:p>20/03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4];[.F24];1)" office:value-type="float" office:value="18.9377138945927" calcext:value-type="float">
            <text:p>18.937713894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arrales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12-24" calcext:value-type="date">
            <text:p>24/12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5];[.F25];1)" office:value-type="float" office:value="20.1764779091475" calcext:value-type="float">
            <text:p>20.176477909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arina <text:s/>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5-12-17" calcext:value-type="date">
            <text:p>17/12/8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6];[.F26];1)" office:value-type="float" office:value="29.1956368132839" calcext:value-type="float">
            <text:p>29.195636813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dith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07-14" calcext:value-type="date">
            <text:p>14/07/90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7];[.F27];1)" office:value-type="float" office:value="24.6227885425442" calcext:value-type="float">
            <text:p>24.622788542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iria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2-22" calcext:value-type="date">
            <text:p>22/02/95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8];[.F28];1)" office:value-type="float" office:value="20.0116036505867" calcext:value-type="float">
            <text:p>20.011603650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4-17" calcext:value-type="date">
            <text:p>17/04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29];[.F29];1)" office:value-type="float" office:value="20.863721219664" calcext:value-type="float">
            <text:p>20.863721219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ic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7-03" calcext:value-type="date">
            <text:p>03/07/96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30];[.F30];1)" office:value-type="float" office:value="18.6502395619439" calcext:value-type="float">
            <text:p>18.650239561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lanni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4-16" calcext:value-type="date">
            <text:p>16/04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31];[.F31];1)" office:value-type="float" office:value="20.8664592408214" calcext:value-type="float">
            <text:p>20.866459240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oel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2-28" calcext:value-type="date">
            <text:p>28/02/94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32];[.F32];1)" office:value-type="float" office:value="20.9951462352209" calcext:value-type="float">
            <text:p>20.995146235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3-18" calcext:value-type="date">
            <text:p>18/03/89</text:p>
          </table:table-cell>
          <table:table-cell table:style-name="ce4" office:value-type="date" office:date-value="2015-02-26" calcext:value-type="date">
            <text:p>26/02/15</text:p>
          </table:table-cell>
          <table:table-cell table:formula="of:=YEARFRAC([.E33];[.F33];1)" office:value-type="float" office:value="25.9458472771524" calcext:value-type="float">
            <text:p>25.945847277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AvgFemaleBe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8-06-12" calcext:value-type="date">
            <text:p>12/06/88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4];[.F34];1)" office:value-type="float" office:value="26.8637919233402" calcext:value-type="float">
            <text:p>26.8637919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arai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8-30" calcext:value-type="date">
            <text:p>30/08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5];[.F35];1)" office:value-type="float" office:value="22.6475017111567" calcext:value-type="float">
            <text:p>22.64750171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ia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12-29" calcext:value-type="date">
            <text:p>29/1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6];[.F36];1)" office:value-type="float" office:value="21.3188095238095" calcext:value-type="float">
            <text:p>21.3188095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so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3-12" calcext:value-type="date">
            <text:p>12/03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7];[.F37];1)" office:value-type="float" office:value="22.1183333333333" calcext:value-type="float">
            <text:p>22.118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e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5-06" calcext:value-type="date">
            <text:p>06/05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8];[.F38];1)" office:value-type="float" office:value="19.9677966101695" calcext:value-type="float">
            <text:p>19.9677966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6-26" calcext:value-type="date">
            <text:p>26/06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39];[.F39];1)" office:value-type="float" office:value="20.8281269446173" calcext:value-type="float">
            <text:p>20.828126944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5-07-12" calcext:value-type="date">
            <text:p>12/07/8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0];[.F40];1)" office:value-type="float" office:value="29.7843137254902" calcext:value-type="float">
            <text:p>29.7843137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 Isab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9-04" calcext:value-type="date">
            <text:p>04/09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1];[.F41];1)" office:value-type="float" office:value="22.6338124572211" calcext:value-type="float">
            <text:p>22.63381245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vie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4-05" calcext:value-type="date">
            <text:p>05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2];[.F42];1)" office:value-type="float" office:value="26.0526315789474" calcext:value-type="float">
            <text:p>26.05263157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rik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3];[.F43];1)" office:value-type="float" office:value="23.2470910335387" calcext:value-type="float">
            <text:p>23.247091033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hazi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8-20" calcext:value-type="date">
            <text:p>20/08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4];[.F44];1)" office:value-type="float" office:value="19.6775749674055" calcext:value-type="float">
            <text:p>19.6775749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8-06" calcext:value-type="date">
            <text:p>06/08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5];[.F45];1)" office:value-type="float" office:value="21.7158333333333" calcext:value-type="float">
            <text:p>21.7158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rman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2-27" calcext:value-type="date">
            <text:p>27/0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6];[.F46];1)" office:value-type="float" office:value="22.1539285714286" calcext:value-type="float">
            <text:p>22.1539285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1-03-13" calcext:value-type="date">
            <text:p>13/03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7];[.F47];1)" office:value-type="float" office:value="24.1156499835724" calcext:value-type="float">
            <text:p>24.1156499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8];[.F48];1)" office:value-type="float" office:value="23.2470910335387" calcext:value-type="float">
            <text:p>23.2470910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03-16" calcext:value-type="date">
            <text:p>16/03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49];[.F49];1)" office:value-type="float" office:value="25.1074136478517" calcext:value-type="float">
            <text:p>25.1074136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-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8-06-12" calcext:value-type="date">
            <text:p>12/06/88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0];[.F50];1)" office:value-type="float" office:value="26.8637919233402" calcext:value-type="float">
            <text:p>26.8637919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arai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8-30" calcext:value-type="date">
            <text:p>30/08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1];[.F51];1)" office:value-type="float" office:value="22.6475017111567" calcext:value-type="float">
            <text:p>22.64750171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vie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4-05" calcext:value-type="date">
            <text:p>05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2];[.F52];1)" office:value-type="float" office:value="26.0526315789474" calcext:value-type="float">
            <text:p>26.05263157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rik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3];[.F53];1)" office:value-type="float" office:value="23.2470910335387" calcext:value-type="float">
            <text:p>23.247091033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ia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12-29" calcext:value-type="date">
            <text:p>29/1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4];[.F54];1)" office:value-type="float" office:value="21.3188095238095" calcext:value-type="float">
            <text:p>21.3188095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so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3-12" calcext:value-type="date">
            <text:p>12/03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5];[.F55];1)" office:value-type="float" office:value="22.1183333333333" calcext:value-type="float">
            <text:p>22.118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hazi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8-20" calcext:value-type="date">
            <text:p>20/08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6];[.F56];1)" office:value-type="float" office:value="19.6775749674055" calcext:value-type="float">
            <text:p>19.6775749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en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5-05-06" calcext:value-type="date">
            <text:p>06/05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7];[.F57];1)" office:value-type="float" office:value="19.9677966101695" calcext:value-type="float">
            <text:p>19.9677966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6-26" calcext:value-type="date">
            <text:p>26/06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8];[.F58];1)" office:value-type="float" office:value="20.8281269446173" calcext:value-type="float">
            <text:p>20.828126944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8-06" calcext:value-type="date">
            <text:p>06/08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59];[.F59];1)" office:value-type="float" office:value="21.7158333333333" calcext:value-type="float">
            <text:p>21.7158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rman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2-27" calcext:value-type="date">
            <text:p>27/0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0];[.F60];1)" office:value-type="float" office:value="22.1539285714286" calcext:value-type="float">
            <text:p>22.15392857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5-07-12" calcext:value-type="date">
            <text:p>12/07/8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1];[.F61];1)" office:value-type="float" office:value="29.7843137254902" calcext:value-type="float">
            <text:p>29.7843137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1-03-13" calcext:value-type="date">
            <text:p>13/03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2];[.F62];1)" office:value-type="float" office:value="24.1156499835724" calcext:value-type="float">
            <text:p>24.1156499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3];[.F63];1)" office:value-type="float" office:value="23.2470910335387" calcext:value-type="float">
            <text:p>23.2470910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03-16" calcext:value-type="date">
            <text:p>16/03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4];[.F64];1)" office:value-type="float" office:value="25.1074136478517" calcext:value-type="float">
            <text:p>25.1074136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 Isabel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9-04" calcext:value-type="date">
            <text:p>04/09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5];[.F65];1)" office:value-type="float" office:value="22.6338124572211" calcext:value-type="float">
            <text:p>22.63381245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/>
          <table:table-cell table:style-name="ce4" office:value-type="date" office:date-value="1988-06-12" calcext:value-type="date">
            <text:p>12/06/88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6];[.F66];1)" office:value-type="float" office:value="26.8637919233402" calcext:value-type="float">
            <text:p>26.8637919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arai</text:p>
          </table:table-cell>
          <table:table-cell/>
          <table:table-cell table:style-name="ce4" office:value-type="date" office:date-value="1992-08-30" calcext:value-type="date">
            <text:p>30/08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7];[.F67];1)" office:value-type="float" office:value="22.6475017111567" calcext:value-type="float">
            <text:p>22.64750171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vier</text:p>
          </table:table-cell>
          <table:table-cell/>
          <table:table-cell table:style-name="ce4" office:value-type="date" office:date-value="1989-04-05" calcext:value-type="date">
            <text:p>05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8];[.F68];1)" office:value-type="float" office:value="26.0526315789474" calcext:value-type="float">
            <text:p>26.05263157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rik</text:p>
          </table:table-cell>
          <table:table-cell/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69];[.F69];1)" office:value-type="float" office:value="23.2470910335387" calcext:value-type="float">
            <text:p>23.247091033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iana</text:p>
          </table:table-cell>
          <table:table-cell/>
          <table:table-cell table:style-name="ce4" office:value-type="date" office:date-value="1993-12-29" calcext:value-type="date">
            <text:p>29/1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0];[.F70];1)" office:value-type="float" office:value="21.3188095238095" calcext:value-type="float">
            <text:p>21.3188095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sol</text:p>
          </table:table-cell>
          <table:table-cell/>
          <table:table-cell table:style-name="ce4" office:value-type="date" office:date-value="1993-03-12" calcext:value-type="date">
            <text:p>12/03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1];[.F71];1)" office:value-type="float" office:value="22.1183333333333" calcext:value-type="float">
            <text:p>22.118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haziel</text:p>
          </table:table-cell>
          <table:table-cell/>
          <table:table-cell table:style-name="ce4" office:value-type="date" office:date-value="1995-08-20" calcext:value-type="date">
            <text:p>20/08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2];[.F72];1)" office:value-type="float" office:value="19.6775749674055" calcext:value-type="float">
            <text:p>19.6775749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ena</text:p>
          </table:table-cell>
          <table:table-cell/>
          <table:table-cell table:style-name="ce4" office:value-type="date" office:date-value="1995-05-06" calcext:value-type="date">
            <text:p>06/05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3];[.F73];1)" office:value-type="float" office:value="19.9677966101695" calcext:value-type="float">
            <text:p>19.9677966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</text:p>
          </table:table-cell>
          <table:table-cell/>
          <table:table-cell table:style-name="ce4" office:value-type="date" office:date-value="1994-06-26" calcext:value-type="date">
            <text:p>26/06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4];[.F74];1)" office:value-type="float" office:value="20.8281269446173" calcext:value-type="float">
            <text:p>20.828126944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/>
          <table:table-cell table:style-name="ce4" office:value-type="date" office:date-value="1993-08-06" calcext:value-type="date">
            <text:p>06/08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5];[.F75];1)" office:value-type="float" office:value="21.7158333333333" calcext:value-type="float">
            <text:p>21.7158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rmando</text:p>
          </table:table-cell>
          <table:table-cell/>
          <table:table-cell table:style-name="ce4" office:value-type="date" office:date-value="1993-02-27" calcext:value-type="date">
            <text:p>27/0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6];[.F76];1)" office:value-type="float" office:value="22.1539285714286" calcext:value-type="float">
            <text:p>22.1539285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 </text:p>
          </table:table-cell>
          <table:table-cell/>
          <table:table-cell table:style-name="ce4" office:value-type="date" office:date-value="1985-07-12" calcext:value-type="date">
            <text:p>12/07/8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7];[.F77];1)" office:value-type="float" office:value="29.7843137254902" calcext:value-type="float">
            <text:p>29.7843137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duardo</text:p>
          </table:table-cell>
          <table:table-cell/>
          <table:table-cell table:style-name="ce4" office:value-type="date" office:date-value="1991-03-13" calcext:value-type="date">
            <text:p>13/03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8];[.F78];1)" office:value-type="float" office:value="24.1156499835724" calcext:value-type="float">
            <text:p>24.1156499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ntonio</text:p>
          </table:table-cell>
          <table:table-cell/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79];[.F79];1)" office:value-type="float" office:value="23.2470910335387" calcext:value-type="float">
            <text:p>23.2470910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/>
          <table:table-cell table:style-name="ce4" office:value-type="date" office:date-value="1990-03-16" calcext:value-type="date">
            <text:p>16/03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0];[.F80];1)" office:value-type="float" office:value="25.1074136478517" calcext:value-type="float">
            <text:p>25.1074136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 Isabel</text:p>
          </table:table-cell>
          <table:table-cell/>
          <table:table-cell table:style-name="ce4" office:value-type="date" office:date-value="1992-09-04" calcext:value-type="date">
            <text:p>04/09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1];[.F81];1)" office:value-type="float" office:value="22.6338124572211" calcext:value-type="float">
            <text:p>22.63381245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/>
          <table:table-cell table:style-name="ce4" office:value-type="date" office:date-value="1988-06-12" calcext:value-type="date">
            <text:p>12/06/88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2];[.F82];1)" office:value-type="float" office:value="26.8637919233402" calcext:value-type="float">
            <text:p>26.8637919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arai</text:p>
          </table:table-cell>
          <table:table-cell/>
          <table:table-cell table:style-name="ce4" office:value-type="date" office:date-value="1992-08-30" calcext:value-type="date">
            <text:p>30/08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3];[.F83];1)" office:value-type="float" office:value="22.6475017111567" calcext:value-type="float">
            <text:p>22.64750171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vier</text:p>
          </table:table-cell>
          <table:table-cell/>
          <table:table-cell table:style-name="ce4" office:value-type="date" office:date-value="1989-04-05" calcext:value-type="date">
            <text:p>05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4];[.F84];1)" office:value-type="float" office:value="26.0526315789474" calcext:value-type="float">
            <text:p>26.05263157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rik</text:p>
          </table:table-cell>
          <table:table-cell/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5];[.F85];1)" office:value-type="float" office:value="23.2470910335387" calcext:value-type="float">
            <text:p>23.247091033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iana</text:p>
          </table:table-cell>
          <table:table-cell/>
          <table:table-cell table:style-name="ce4" office:value-type="date" office:date-value="1993-12-29" calcext:value-type="date">
            <text:p>29/1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6];[.F86];1)" office:value-type="float" office:value="21.3188095238095" calcext:value-type="float">
            <text:p>21.3188095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sol</text:p>
          </table:table-cell>
          <table:table-cell/>
          <table:table-cell table:style-name="ce4" office:value-type="date" office:date-value="1993-03-12" calcext:value-type="date">
            <text:p>12/03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7];[.F87];1)" office:value-type="float" office:value="22.1183333333333" calcext:value-type="float">
            <text:p>22.118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ahaziel</text:p>
          </table:table-cell>
          <table:table-cell/>
          <table:table-cell table:style-name="ce4" office:value-type="date" office:date-value="1995-08-20" calcext:value-type="date">
            <text:p>20/08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8];[.F88];1)" office:value-type="float" office:value="19.6775749674055" calcext:value-type="float">
            <text:p>19.6775749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ena</text:p>
          </table:table-cell>
          <table:table-cell/>
          <table:table-cell table:style-name="ce4" office:value-type="date" office:date-value="1995-05-06" calcext:value-type="date">
            <text:p>06/05/9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89];[.F89];1)" office:value-type="float" office:value="19.9677966101695" calcext:value-type="float">
            <text:p>19.9677966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</text:p>
          </table:table-cell>
          <table:table-cell/>
          <table:table-cell table:style-name="ce4" office:value-type="date" office:date-value="1994-06-26" calcext:value-type="date">
            <text:p>26/06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0];[.F90];1)" office:value-type="float" office:value="20.8281269446173" calcext:value-type="float">
            <text:p>20.828126944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/>
          <table:table-cell table:style-name="ce4" office:value-type="date" office:date-value="1993-08-06" calcext:value-type="date">
            <text:p>06/08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1];[.F91];1)" office:value-type="float" office:value="21.7158333333333" calcext:value-type="float">
            <text:p>21.7158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rmando</text:p>
          </table:table-cell>
          <table:table-cell/>
          <table:table-cell table:style-name="ce4" office:value-type="date" office:date-value="1993-02-27" calcext:value-type="date">
            <text:p>27/02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2];[.F92];1)" office:value-type="float" office:value="22.1539285714286" calcext:value-type="float">
            <text:p>22.1539285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ess </text:p>
          </table:table-cell>
          <table:table-cell/>
          <table:table-cell table:style-name="ce4" office:value-type="date" office:date-value="1985-07-12" calcext:value-type="date">
            <text:p>12/07/85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3];[.F93];1)" office:value-type="float" office:value="29.7843137254902" calcext:value-type="float">
            <text:p>29.78431372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duardo</text:p>
          </table:table-cell>
          <table:table-cell/>
          <table:table-cell table:style-name="ce4" office:value-type="date" office:date-value="1991-03-13" calcext:value-type="date">
            <text:p>13/03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4];[.F94];1)" office:value-type="float" office:value="24.1156499835724" calcext:value-type="float">
            <text:p>24.1156499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ntonio</text:p>
          </table:table-cell>
          <table:table-cell/>
          <table:table-cell table:style-name="ce4" office:value-type="date" office:date-value="1992-01-24" calcext:value-type="date">
            <text:p>24/0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5];[.F95];1)" office:value-type="float" office:value="23.2470910335387" calcext:value-type="float">
            <text:p>23.2470910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/>
          <table:table-cell table:style-name="ce4" office:value-type="date" office:date-value="1990-03-16" calcext:value-type="date">
            <text:p>16/03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6];[.F96];1)" office:value-type="float" office:value="25.1074136478517" calcext:value-type="float">
            <text:p>25.1074136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 Isabel</text:p>
          </table:table-cell>
          <table:table-cell/>
          <table:table-cell table:style-name="ce4" office:value-type="date" office:date-value="1992-09-04" calcext:value-type="date">
            <text:p>04/09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7];[.F97];1)" office:value-type="float" office:value="22.6338124572211" calcext:value-type="float">
            <text:p>22.63381245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Hap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uis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6-11" calcext:value-type="date">
            <text:p>11/06/96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98];[.F98];1)" office:value-type="float" office:value="18.8665297741273" calcext:value-type="float">
            <text:p>18.8665297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aren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7-03" calcext:value-type="date">
            <text:p>03/07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0];[.F100];1)" office:value-type="float" office:value="20.8089607965152" calcext:value-type="float">
            <text:p>20.8089607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9-19" calcext:value-type="date">
            <text:p>19/09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1];[.F101];1)" office:value-type="float" office:value="21.5953571428571" calcext:value-type="float">
            <text:p>21.5953571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bastian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iaz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esto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10-18" calcext:value-type="date">
            <text:p>18/10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4];[.F104];1)" office:value-type="float" office:value="20.5159925326696" calcext:value-type="float">
            <text:p>20.5159925327</text:p>
          </table:table-cell>
          <table:table-cell table:number-columns-repeated="2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1-06-26" calcext:value-type="date">
            <text:p>26/06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5];[.F105];1)" office:value-type="float" office:value="23.8281677800898" calcext:value-type="float">
            <text:p>23.8281677801</text:p>
          </table:table-cell>
          <table:table-cell table:number-columns-repeated="2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aniel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3-07" calcext:value-type="date">
            <text:p>07/03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7];[.F107];1)" office:value-type="float" office:value="21.1320472930927" calcext:value-type="float">
            <text:p>21.1320472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lis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9-15" calcext:value-type="date">
            <text:p>15/09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8];[.F108];1)" office:value-type="float" office:value="20.606347230865" calcext:value-type="float">
            <text:p>20.6063472309</text:p>
          </table:table-cell>
          <table:table-cell office:value-type="float" office:value="4423785386" calcext:value-type="float">
            <text:p>4423785386</text:p>
          </table:table-cell>
          <table:table-cell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12-17" calcext:value-type="date">
            <text:p>17/12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09];[.F109];1)" office:value-type="float" office:value="24.3517270429655" calcext:value-type="float">
            <text:p>24.351727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ert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6-29" calcext:value-type="date">
            <text:p>29/06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0];[.F110];1)" office:value-type="float" office:value="22.8172484599589" calcext:value-type="float">
            <text:p>22.81724846</text:p>
          </table:table-cell>
          <table:table-cell office:value-type="string" calcext:value-type="string">
            <text:p>442-284-4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lio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4-10" calcext:value-type="date">
            <text:p>10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1];[.F111];1)" office:value-type="float" office:value="26.0389412838455" calcext:value-type="float">
            <text:p>26.0389412838</text:p>
          </table:table-cell>
          <table:table-cell office:value-type="float" office:value="4423454863" calcext:value-type="float">
            <text:p>4423454863</text:p>
          </table:table-cell>
          <table:table-cell/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cilA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/>
          <table:table-cell office:value-type="float" office:value="4423303787" calcext:value-type="float">
            <text:p>4423303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11-28" calcext:value-type="date">
            <text:p>28/1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3];[.F113];1)" office:value-type="float" office:value="22.4010951403149" calcext:value-type="float">
            <text:p>22.4010951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aren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iaz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1-06-26" calcext:value-type="date">
            <text:p>26/06/91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6];[.F116];1)" office:value-type="float" office:value="23.8281677800898" calcext:value-type="float">
            <text:p>23.8281677801</text:p>
          </table:table-cell>
          <table:table-cell table:number-columns-repeated="2"/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aniel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3-07" calcext:value-type="date">
            <text:p>07/03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8];[.F118];1)" office:value-type="float" office:value="21.1320472930927" calcext:value-type="float">
            <text:p>21.1320472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lis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9-15" calcext:value-type="date">
            <text:p>15/09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19];[.F119];1)" office:value-type="float" office:value="20.606347230865" calcext:value-type="float">
            <text:p>20.6063472309</text:p>
          </table:table-cell>
          <table:table-cell table:number-columns-repeated="2"/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erta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06-29" calcext:value-type="date">
            <text:p>29/06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0];[.F120];1)" office:value-type="float" office:value="22.8172484599589" calcext:value-type="float">
            <text:p>22.817248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cila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uis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6-06-11" calcext:value-type="date">
            <text:p>11/06/96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2];[.F122];1)" office:value-type="float" office:value="18.8665297741273" calcext:value-type="float">
            <text:p>18.8665297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07-03" calcext:value-type="date">
            <text:p>03/07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3];[.F123];1)" office:value-type="float" office:value="20.8089607965152" calcext:value-type="float">
            <text:p>20.8089607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3-09-19" calcext:value-type="date">
            <text:p>19/09/93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4];[.F124];1)" office:value-type="float" office:value="21.5953571428571" calcext:value-type="float">
            <text:p>21.5953571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bastian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date" office:date-value="2015-04-24" calcext:value-type="date">
            <text:p>24/04/15</text:p>
          </table:table-cell>
          <table:table-cell table:number-columns-repeated="3"/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estor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4-10-18" calcext:value-type="date">
            <text:p>18/10/94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6];[.F126];1)" office:value-type="float" office:value="20.5159925326696" calcext:value-type="float">
            <text:p>20.5159925327</text:p>
          </table:table-cell>
          <table:table-cell table:number-columns-repeated="2"/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0-12-17" calcext:value-type="date">
            <text:p>17/12/90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7];[.F127];1)" office:value-type="float" office:value="24.3517270429655" calcext:value-type="float">
            <text:p>24.351727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lio 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89-04-10" calcext:value-type="date">
            <text:p>10/04/89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8];[.F128];1)" office:value-type="float" office:value="26.0389412838455" calcext:value-type="float">
            <text:p>26.0389412838</text:p>
          </table:table-cell>
          <table:table-cell office:value-type="float" office:value="4423454863" calcext:value-type="float">
            <text:p>4423454863</text:p>
          </table:table-cell>
          <table:table-cell/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92-11-28" calcext:value-type="date">
            <text:p>28/11/92</text:p>
          </table:table-cell>
          <table:table-cell table:style-name="ce4" office:value-type="date" office:date-value="2015-04-24" calcext:value-type="date">
            <text:p>24/04/15</text:p>
          </table:table-cell>
          <table:table-cell table:formula="of:=YEARFRAC([.E129];[.F129];1)" office:value-type="float" office:value="22.4010951403149" calcext:value-type="float">
            <text:p>22.4010951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LowChList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uis</text:p>
          </table:table-cell>
          <table:table-cell/>
          <table:table-cell office:value-type="float" office:value="35227" calcext:value-type="float">
            <text:p>35227</text:p>
          </table:table-cell>
          <table:table-cell office:value-type="float" office:value="42118" calcext:value-type="float">
            <text:p>42118</text:p>
          </table:table-cell>
          <table:table-cell table:formula="of:=YEARFRAC([.E130];[.F130];1)" office:value-type="float" office:value="18.8665297741273" calcext:value-type="float">
            <text:p>18.8665297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aren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an</text:p>
          </table:table-cell>
          <table:table-cell/>
          <table:table-cell office:value-type="float" office:value="34518" calcext:value-type="float">
            <text:p>34518</text:p>
          </table:table-cell>
          <table:table-cell office:value-type="float" office:value="42118" calcext:value-type="float">
            <text:p>42118</text:p>
          </table:table-cell>
          <table:table-cell table:formula="of:=YEARFRAC([.E132];[.F132];1)" office:value-type="float" office:value="20.8089607965152" calcext:value-type="float">
            <text:p>20.8089607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/>
          <table:table-cell office:value-type="float" office:value="34231" calcext:value-type="float">
            <text:p>34231</text:p>
          </table:table-cell>
          <table:table-cell office:value-type="float" office:value="42118" calcext:value-type="float">
            <text:p>42118</text:p>
          </table:table-cell>
          <table:table-cell table:formula="of:=YEARFRAC([.E133];[.F133];1)" office:value-type="float" office:value="21.5953571428571" calcext:value-type="float">
            <text:p>21.5953571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bastian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iaz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estor</text:p>
          </table:table-cell>
          <table:table-cell/>
          <table:table-cell office:value-type="float" office:value="34625" calcext:value-type="float">
            <text:p>34625</text:p>
          </table:table-cell>
          <table:table-cell office:value-type="float" office:value="42118" calcext:value-type="float">
            <text:p>42118</text:p>
          </table:table-cell>
          <table:table-cell table:formula="of:=YEARFRAC([.E136];[.F136];1)" office:value-type="float" office:value="20.5159925326696" calcext:value-type="float">
            <text:p>20.5159925327</text:p>
          </table:table-cell>
          <table:table-cell table:number-columns-repeated="2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uth</text:p>
          </table:table-cell>
          <table:table-cell/>
          <table:table-cell office:value-type="float" office:value="33415" calcext:value-type="float">
            <text:p>33415</text:p>
          </table:table-cell>
          <table:table-cell office:value-type="float" office:value="42118" calcext:value-type="float">
            <text:p>42118</text:p>
          </table:table-cell>
          <table:table-cell table:formula="of:=YEARFRAC([.E137];[.F137];1)" office:value-type="float" office:value="23.8281677800898" calcext:value-type="float">
            <text:p>23.8281677801</text:p>
          </table:table-cell>
          <table:table-cell table:number-columns-repeated="2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aniela</text:p>
          </table:table-cell>
          <table:table-cell/>
          <table:table-cell office:value-type="float" office:value="34400" calcext:value-type="float">
            <text:p>34400</text:p>
          </table:table-cell>
          <table:table-cell office:value-type="float" office:value="42118" calcext:value-type="float">
            <text:p>42118</text:p>
          </table:table-cell>
          <table:table-cell table:formula="of:=YEARFRAC([.E139];[.F139];1)" office:value-type="float" office:value="21.1320472930927" calcext:value-type="float">
            <text:p>21.1320472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lisa</text:p>
          </table:table-cell>
          <table:table-cell/>
          <table:table-cell office:value-type="float" office:value="34592" calcext:value-type="float">
            <text:p>34592</text:p>
          </table:table-cell>
          <table:table-cell office:value-type="float" office:value="42118" calcext:value-type="float">
            <text:p>42118</text:p>
          </table:table-cell>
          <table:table-cell table:formula="of:=YEARFRAC([.E140];[.F140];1)" office:value-type="float" office:value="20.606347230865" calcext:value-type="float">
            <text:p>20.6063472309</text:p>
          </table:table-cell>
          <table:table-cell table:number-columns-repeated="2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icardo</text:p>
          </table:table-cell>
          <table:table-cell/>
          <table:table-cell office:value-type="float" office:value="33224" calcext:value-type="float">
            <text:p>33224</text:p>
          </table:table-cell>
          <table:table-cell office:value-type="float" office:value="42118" calcext:value-type="float">
            <text:p>42118</text:p>
          </table:table-cell>
          <table:table-cell table:formula="of:=YEARFRAC([.E141];[.F141];1)" office:value-type="float" office:value="24.3517270429655" calcext:value-type="float">
            <text:p>24.351727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erta</text:p>
          </table:table-cell>
          <table:table-cell/>
          <table:table-cell office:value-type="float" office:value="33784" calcext:value-type="float">
            <text:p>33784</text:p>
          </table:table-cell>
          <table:table-cell office:value-type="float" office:value="42118" calcext:value-type="float">
            <text:p>42118</text:p>
          </table:table-cell>
          <table:table-cell table:formula="of:=YEARFRAC([.E142];[.F142];1)" office:value-type="float" office:value="22.8172484599589" calcext:value-type="float">
            <text:p>22.817248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lio </text:p>
          </table:table-cell>
          <table:table-cell/>
          <table:table-cell office:value-type="float" office:value="32608" calcext:value-type="float">
            <text:p>32608</text:p>
          </table:table-cell>
          <table:table-cell office:value-type="float" office:value="42118" calcext:value-type="float">
            <text:p>42118</text:p>
          </table:table-cell>
          <table:table-cell table:formula="of:=YEARFRAC([.E143];[.F143];1)" office:value-type="float" office:value="26.0389412838455" calcext:value-type="float">
            <text:p>26.0389412838</text:p>
          </table:table-cell>
          <table:table-cell table:number-columns-repeated="2"/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cilA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se</text:p>
          </table:table-cell>
          <table:table-cell/>
          <table:table-cell office:value-type="float" office:value="33936" calcext:value-type="float">
            <text:p>33936</text:p>
          </table:table-cell>
          <table:table-cell office:value-type="float" office:value="42118" calcext:value-type="float">
            <text:p>42118</text:p>
          </table:table-cell>
          <table:table-cell table:formula="of:=YEARFRAC([.E145];[.F145];1)" office:value-type="float" office:value="22.4010951403149" calcext:value-type="float">
            <text:p>22.4010951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Sad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uis</text:p>
          </table:table-cell>
          <table:table-cell/>
          <table:table-cell office:value-type="float" office:value="35227" calcext:value-type="float">
            <text:p>35227</text:p>
          </table:table-cell>
          <table:table-cell office:value-type="float" office:value="42118" calcext:value-type="float">
            <text:p>42118</text:p>
          </table:table-cell>
          <table:table-cell table:formula="of:=YEARFRAC([.E146];[.F146];1)" office:value-type="float" office:value="18.8665297741273" calcext:value-type="float">
            <text:p>18.8665297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aren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an</text:p>
          </table:table-cell>
          <table:table-cell/>
          <table:table-cell office:value-type="float" office:value="34518" calcext:value-type="float">
            <text:p>34518</text:p>
          </table:table-cell>
          <table:table-cell office:value-type="float" office:value="42118" calcext:value-type="float">
            <text:p>42118</text:p>
          </table:table-cell>
          <table:table-cell table:formula="of:=YEARFRAC([.E148];[.F148];1)" office:value-type="float" office:value="20.8089607965152" calcext:value-type="float">
            <text:p>20.8089607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rge</text:p>
          </table:table-cell>
          <table:table-cell/>
          <table:table-cell office:value-type="float" office:value="34231" calcext:value-type="float">
            <text:p>34231</text:p>
          </table:table-cell>
          <table:table-cell office:value-type="float" office:value="42118" calcext:value-type="float">
            <text:p>42118</text:p>
          </table:table-cell>
          <table:table-cell table:formula="of:=YEARFRAC([.E149];[.F149];1)" office:value-type="float" office:value="21.5953571428571" calcext:value-type="float">
            <text:p>21.5953571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ebastian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iaz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estor</text:p>
          </table:table-cell>
          <table:table-cell/>
          <table:table-cell office:value-type="float" office:value="34625" calcext:value-type="float">
            <text:p>34625</text:p>
          </table:table-cell>
          <table:table-cell office:value-type="float" office:value="42118" calcext:value-type="float">
            <text:p>42118</text:p>
          </table:table-cell>
          <table:table-cell table:formula="of:=YEARFRAC([.E152];[.F152];1)" office:value-type="float" office:value="20.5159925326696" calcext:value-type="float">
            <text:p>20.5159925327</text:p>
          </table:table-cell>
          <table:table-cell table:number-columns-repeated="2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uth</text:p>
          </table:table-cell>
          <table:table-cell/>
          <table:table-cell office:value-type="float" office:value="33415" calcext:value-type="float">
            <text:p>33415</text:p>
          </table:table-cell>
          <table:table-cell office:value-type="float" office:value="42118" calcext:value-type="float">
            <text:p>42118</text:p>
          </table:table-cell>
          <table:table-cell table:formula="of:=YEARFRAC([.E153];[.F153];1)" office:value-type="float" office:value="23.8281677800898" calcext:value-type="float">
            <text:p>23.8281677801</text:p>
          </table:table-cell>
          <table:table-cell table:number-columns-repeated="2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3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aniela</text:p>
          </table:table-cell>
          <table:table-cell/>
          <table:table-cell office:value-type="float" office:value="34400" calcext:value-type="float">
            <text:p>34400</text:p>
          </table:table-cell>
          <table:table-cell office:value-type="float" office:value="42118" calcext:value-type="float">
            <text:p>42118</text:p>
          </table:table-cell>
          <table:table-cell table:formula="of:=YEARFRAC([.E155];[.F155];1)" office:value-type="float" office:value="21.1320472930927" calcext:value-type="float">
            <text:p>21.1320472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elisa</text:p>
          </table:table-cell>
          <table:table-cell/>
          <table:table-cell office:value-type="float" office:value="34592" calcext:value-type="float">
            <text:p>34592</text:p>
          </table:table-cell>
          <table:table-cell office:value-type="float" office:value="42118" calcext:value-type="float">
            <text:p>42118</text:p>
          </table:table-cell>
          <table:table-cell table:formula="of:=YEARFRAC([.E156];[.F156];1)" office:value-type="float" office:value="20.606347230865" calcext:value-type="float">
            <text:p>20.6063472309</text:p>
          </table:table-cell>
          <table:table-cell table:number-columns-repeated="2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icardo</text:p>
          </table:table-cell>
          <table:table-cell/>
          <table:table-cell office:value-type="float" office:value="33224" calcext:value-type="float">
            <text:p>33224</text:p>
          </table:table-cell>
          <table:table-cell office:value-type="float" office:value="42118" calcext:value-type="float">
            <text:p>42118</text:p>
          </table:table-cell>
          <table:table-cell table:formula="of:=YEARFRAC([.E157];[.F157];1)" office:value-type="float" office:value="24.3517270429655" calcext:value-type="float">
            <text:p>24.3517270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erta</text:p>
          </table:table-cell>
          <table:table-cell/>
          <table:table-cell office:value-type="float" office:value="33784" calcext:value-type="float">
            <text:p>33784</text:p>
          </table:table-cell>
          <table:table-cell office:value-type="float" office:value="42118" calcext:value-type="float">
            <text:p>42118</text:p>
          </table:table-cell>
          <table:table-cell table:formula="of:=YEARFRAC([.E158];[.F158];1)" office:value-type="float" office:value="22.8172484599589" calcext:value-type="float">
            <text:p>22.817248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ulio </text:p>
          </table:table-cell>
          <table:table-cell/>
          <table:table-cell office:value-type="float" office:value="32608" calcext:value-type="float">
            <text:p>32608</text:p>
          </table:table-cell>
          <table:table-cell office:value-type="float" office:value="42118" calcext:value-type="float">
            <text:p>42118</text:p>
          </table:table-cell>
          <table:table-cell table:formula="of:=YEARFRAC([.E159];[.F159];1)" office:value-type="float" office:value="26.0389412838455" calcext:value-type="float">
            <text:p>26.0389412838</text:p>
          </table:table-cell>
          <table:table-cell table:number-columns-repeated="2"/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cilA</text:p>
          </table:table-cell>
          <table:table-cell table:number-columns-repeated="2"/>
          <table:table-cell office:value-type="float" office:value="42118" calcext:value-type="float">
            <text:p>42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ose</text:p>
          </table:table-cell>
          <table:table-cell/>
          <table:table-cell office:value-type="float" office:value="33936" calcext:value-type="float">
            <text:p>33936</text:p>
          </table:table-cell>
          <table:table-cell office:value-type="float" office:value="42118" calcext:value-type="float">
            <text:p>42118</text:p>
          </table:table-cell>
          <table:table-cell table:formula="of:=YEARFRAC([.E161];[.F161];1)" office:value-type="float" office:value="22.4010951403149" calcext:value-type="float">
            <text:p>22.4010951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wHappyFine</text:p>
          </table:table-cell>
        </table:table-row>
        <table:table-row table:style-name="ro1" table:number-rows-repeated="10484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1" table:number-columns-repeated="20" table:default-cell-style-name="Default"/>
        <table:table-row table:style-name="ro2">
          <table:table-cell table:style-name="ce5" office:value-type="string" calcext:value-type="string">
            <text:p>ChimeraList</text:p>
          </table:table-cell>
          <table:table-cell table:style-name="ce5" office:value-type="string" calcext:value-type="string">
            <text:p>chim.id</text:p>
          </table:table-cell>
          <table:table-cell table:style-name="ce5"/>
          <table:table-cell table:style-name="ce10" office:value-type="string" calcext:value-type="string">
            <text:p>Emotion(H/S)</text:p>
          </table:table-cell>
          <table:table-cell table:style-name="ce10" office:value-type="string" calcext:value-type="string">
            <text:p>Envelope/FinS</text:p>
          </table:table-cell>
          <table:table-cell table:style-name="ce5" office:value-type="string" calcext:value-type="string">
            <text:p>luis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Juan</text:p>
          </table:table-cell>
          <table:table-cell table:style-name="ce5" office:value-type="string" calcext:value-type="string">
            <text:p>jorge</text:p>
          </table:table-cell>
          <table:table-cell table:style-name="ce5" office:value-type="string" calcext:value-type="string">
            <text:p>Sebastian</text:p>
          </table:table-cell>
          <table:table-cell table:style-name="ce5" office:value-type="string" calcext:value-type="string">
            <text:p>diaz</text:p>
          </table:table-cell>
          <table:table-cell table:style-name="ce5" office:value-type="string" calcext:value-type="string">
            <text:p>Nestor</text:p>
          </table:table-cell>
          <table:table-cell table:style-name="ce5" office:value-type="string" calcext:value-type="string">
            <text:p>ruth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Daniela</text:p>
          </table:table-cell>
          <table:table-cell table:style-name="ce5" office:value-type="string" calcext:value-type="string">
            <text:p>Melisa</text:p>
          </table:table-cell>
          <table:table-cell table:style-name="ce5" office:value-type="string" calcext:value-type="string">
            <text:p>ricardo</text:p>
          </table:table-cell>
          <table:table-cell table:style-name="ce5" office:value-type="string" calcext:value-type="string">
            <text:p>Berta</text:p>
          </table:table-cell>
          <table:table-cell table:style-name="ce5" office:value-type="string" calcext:value-type="string">
            <text:p>Julio </text:p>
          </table:table-cell>
          <table:table-cell table:style-name="ce5" office:value-type="string" calcext:value-type="string">
            <text:p>CecilA</text:p>
          </table:table-cell>
          <table:table-cell table:style-name="ce5" office:value-type="string" calcext:value-type="string">
            <text:p>Jose</text:p>
          </table:table-cell>
          <table:table-cell table:style-name="ce17" office:value-type="string" calcext:value-type="string">
            <text:p>EnvelopeAVG</text:p>
          </table:table-cell>
          <table:table-cell table:style-name="ce18" office:value-type="string" calcext:value-type="string">
            <text:p>Variance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CI</text:p>
          </table:table-cell>
        </table:table-row>
        <table:table-row table:style-name="ro2">
          <table:table-cell table:style-name="ce6" office:value-type="string" calcext:value-type="string">
            <text:p>01.wav</text:p>
          </table:table-cell>
          <table:table-cell table:style-name="ce6" office:value-type="string" calcext:value-type="string">
            <text:p>w01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string" calcext:value-type="string">
            <text:p>s</text:p>
          </table:table-cell>
          <table:table-cell table:style-name="ce12" office:value-type="string" calcext:value-type="string">
            <text:p>h</text:p>
          </table:table-cell>
          <table:table-cell table:number-columns-repeated="3" table:style-name="ce12" office:value-type="string" calcext:value-type="string">
            <text:p>s</text:p>
          </table:table-cell>
          <table:table-cell table:style-name="ce12" office:value-type="string" calcext:value-type="string">
            <text:p>h</text:p>
          </table:table-cell>
          <table:table-cell table:number-columns-repeated="2" table:style-name="ce12" office:value-type="string" calcext:value-type="string">
            <text:p>s</text:p>
          </table:table-cell>
          <table:table-cell table:number-columns-repeated="2" table:style-name="ce12" office:value-type="string" calcext:value-type="string">
            <text:p>h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string" calcext:value-type="string">
            <text:p>h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5" office:value-type="string" calcext:value-type="string">
            <text:p>01.wav_env+03.wav_fts-nb2.wav</text:p>
          </table:table-cell>
          <table:table-cell table:style-name="ce6" office:value-type="string" calcext:value-type="string">
            <text:p>w01.e03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number-columns-repeated="3"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number-columns-repeated="7" table:style-name="ce5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01.wav_env+03.wav_fts-nb4.wav</text:p>
          </table:table-cell>
          <table:table-cell table:style-name="ce6" office:value-type="string" calcext:value-type="string">
            <text:p>w01.e03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4" table:style-name="ce5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01.wav_env+03.wav_fts-nb8.wav</text:p>
          </table:table-cell>
          <table:table-cell table:style-name="ce6" office:value-type="string" calcext:value-type="string">
            <text:p>w01.e03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number-columns-repeated="10" table:style-name="ce5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01.wav_env+03.wav_fts-nb16.wav</text:p>
          </table:table-cell>
          <table:table-cell table:style-name="ce6" office:value-type="string" calcext:value-type="string">
            <text:p>w01.e03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4" table:style-name="ce5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01.wav_env+03.wav_fts-nb32.wav</text:p>
          </table:table-cell>
          <table:table-cell table:style-name="ce6" office:value-type="string" calcext:value-type="string">
            <text:p>w01.e03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number-columns-repeated="6" table:style-name="ce5" office:value-type="string" calcext:value-type="string">
            <text:p>h</text:p>
          </table:table-cell>
          <table:table-cell table:style-name="ce5" office:value-type="string" calcext:value-type="string">
            <text:p>s</text:p>
          </table:table-cell>
          <table:table-cell table:number-columns-repeated="3" table:style-name="ce5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01.wav_env+03.wav_fts-nb64.wav</text:p>
          </table:table-cell>
          <table:table-cell table:style-name="ce6" office:value-type="string" calcext:value-type="string">
            <text:p>w01.e03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4" table:style-name="ce5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7" office:value-type="string" calcext:value-type="string">
            <text:p>02.wav</text:p>
          </table:table-cell>
          <table:table-cell office:value-type="string" calcext:value-type="string">
            <text:p>w.02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number-columns-repeated="12" table:style-name="ce13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5" office:value-type="string" calcext:value-type="string">
            <text:p>02.wav_env+11.wav_fts-nb2.wav</text:p>
          </table:table-cell>
          <table:table-cell office:value-type="string" calcext:value-type="string">
            <text:p>w.02.e11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02.wav_env+11.wav_fts-nb4.wav</text:p>
          </table:table-cell>
          <table:table-cell office:value-type="string" calcext:value-type="string">
            <text:p>w.02.e11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number-columns-repeated="5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02.wav_env+11.wav_fts-nb8.wav</text:p>
          </table:table-cell>
          <table:table-cell office:value-type="string" calcext:value-type="string">
            <text:p>w.02.e11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02.wav_env+11.wav_fts-nb16.wav</text:p>
          </table:table-cell>
          <table:table-cell office:value-type="string" calcext:value-type="string">
            <text:p>w.02.e11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number-columns-repeated="5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02.wav_env+11.wav_fts-nb32.wav</text:p>
          </table:table-cell>
          <table:table-cell office:value-type="string" calcext:value-type="string">
            <text:p>w.02.e11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8" office:value-type="string" calcext:value-type="string">
            <text:p>02.wav_env+11.wav_fts-nb64.wav</text:p>
          </table:table-cell>
          <table:table-cell office:value-type="string" calcext:value-type="string">
            <text:p>w.02.e11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3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5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3" table:style-name="ce15" office:value-type="string" calcext:value-type="string">
            <text:p>s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5" office:value-type="string" calcext:value-type="string">
            <text:p>04.wav</text:p>
          </table:table-cell>
          <table:table-cell office:value-type="string" calcext:value-type="string">
            <text:p>w.04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number-columns-repeated="2"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number-columns-repeated="3" table:style-name="ce13" office:value-type="string" calcext:value-type="string">
            <text:p>s</text:p>
          </table:table-cell>
          <table:table-cell table:number-columns-repeated="2"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number-columns-repeated="2" table:style-name="ce13" office:value-type="string" calcext:value-type="string">
            <text:p>h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5" office:value-type="string" calcext:value-type="string">
            <text:p>04.wav_env+26.wav_fts-nb2.wav</text:p>
          </table:table-cell>
          <table:table-cell office:value-type="string" calcext:value-type="string">
            <text:p>w.04.e26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number-columns-repeated="15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04.wav_env+26.wav_fts-nb4.wav</text:p>
          </table:table-cell>
          <table:table-cell office:value-type="string" calcext:value-type="string">
            <text:p>w.04.e26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number-columns-repeated="15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04.wav_env+26.wav_fts-nb8.wav</text:p>
          </table:table-cell>
          <table:table-cell office:value-type="string" calcext:value-type="string">
            <text:p>w.04.e26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04.wav_env+26.wav_fts-nb16.wav</text:p>
          </table:table-cell>
          <table:table-cell office:value-type="string" calcext:value-type="string">
            <text:p>w.04.e26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04.wav_env+26.wav_fts-nb32.wav</text:p>
          </table:table-cell>
          <table:table-cell office:value-type="string" calcext:value-type="string">
            <text:p>w.04.e26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0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04.wav_env+26.wav_fts-nb64.wav</text:p>
          </table:table-cell>
          <table:table-cell office:value-type="string" calcext:value-type="string">
            <text:p>w.04.e26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4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11" table:style-name="ce15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7" office:value-type="string" calcext:value-type="string">
            <text:p>05.wav</text:p>
          </table:table-cell>
          <table:table-cell office:value-type="string" calcext:value-type="string">
            <text:p>w.05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4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05.wav_env+17.wav_fts-nb2.wav</text:p>
          </table:table-cell>
          <table:table-cell office:value-type="string" calcext:value-type="string">
            <text:p>w.05.e17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05.wav_env+17.wav_fts-nb4.wav</text:p>
          </table:table-cell>
          <table:table-cell office:value-type="string" calcext:value-type="string">
            <text:p>w.05.e17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05.wav_env+17.wav_fts-nb8.wav</text:p>
          </table:table-cell>
          <table:table-cell office:value-type="string" calcext:value-type="string">
            <text:p>w.05.e17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05.wav_env+17.wav_fts-nb16.wav</text:p>
          </table:table-cell>
          <table:table-cell office:value-type="string" calcext:value-type="string">
            <text:p>w.05.e17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9" office:value-type="string" calcext:value-type="string">
            <text:p>05.wav_env+17.wav_fts-nb32.wav</text:p>
          </table:table-cell>
          <table:table-cell office:value-type="string" calcext:value-type="string">
            <text:p>w.05.e17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8" office:value-type="string" calcext:value-type="string">
            <text:p>05.wav_env+17.wav_fts-nb64.wav</text:p>
          </table:table-cell>
          <table:table-cell office:value-type="string" calcext:value-type="string">
            <text:p>w.05.e17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7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5" office:value-type="string" calcext:value-type="string">
            <text:p>08.wav</text:p>
          </table:table-cell>
          <table:table-cell office:value-type="string" calcext:value-type="string">
            <text:p>w.08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2"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number-columns-repeated="3" table:style-name="ce13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5" office:value-type="string" calcext:value-type="string">
            <text:p>08.wav_env+15.wav_fts-nb2.wav</text:p>
          </table:table-cell>
          <table:table-cell office:value-type="string" calcext:value-type="string">
            <text:p>w.08.e15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5" office:value-type="string" calcext:value-type="string">
            <text:p>08.wav_env+15.wav_fts-nb4.wav</text:p>
          </table:table-cell>
          <table:table-cell office:value-type="string" calcext:value-type="string">
            <text:p>w.08.e15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5" office:value-type="string" calcext:value-type="string">
            <text:p>08.wav_env+15.wav_fts-nb8.wav</text:p>
          </table:table-cell>
          <table:table-cell office:value-type="string" calcext:value-type="string">
            <text:p>w.08.e15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08.wav_env+15.wav_fts-nb16.wav</text:p>
          </table:table-cell>
          <table:table-cell office:value-type="string" calcext:value-type="string">
            <text:p>w.08.e15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5" office:value-type="string" calcext:value-type="string">
            <text:p>08.wav_env+15.wav_fts-nb32.wav</text:p>
          </table:table-cell>
          <table:table-cell office:value-type="string" calcext:value-type="string">
            <text:p>w.08.e15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6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5" office:value-type="string" calcext:value-type="string">
            <text:p>08.wav_env+15.wav_fts-nb64.wav</text:p>
          </table:table-cell>
          <table:table-cell office:value-type="string" calcext:value-type="string">
            <text:p>w.08.e15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</text:p>
          </table:table-cell>
          <table:table-cell table:number-columns-repeated="2" table:style-name="ce15" office:value-type="string" calcext:value-type="string">
            <text:p>h</text:p>
          </table:table-cell>
          <table:table-cell table:number-columns-repeated="8" table:style-name="ce15" office:value-type="string" calcext:value-type="string">
            <text:p>s</text:p>
          </table:table-cell>
          <table:table-cell table:number-columns-repeated="2"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7" office:value-type="string" calcext:value-type="string">
            <text:p>09.wav</text:p>
          </table:table-cell>
          <table:table-cell office:value-type="string" calcext:value-type="string">
            <text:p>w.09.e00.f00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number-columns-repeated="2" table:style-name="ce13" office:value-type="string" calcext:value-type="string">
            <text:p>h</text:p>
          </table:table-cell>
          <table:table-cell table:number-columns-repeated="6"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number-columns-repeated="2" table:style-name="ce13" office:value-type="string" calcext:value-type="string">
            <text:p>s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9" office:value-type="string" calcext:value-type="string">
            <text:p>09.wav_env+21.wav_fts-nb2.wav</text:p>
          </table:table-cell>
          <table:table-cell office:value-type="string" calcext:value-type="string">
            <text:p>w.09.e21.f0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09.wav_env+21.wav_fts-nb4.wav</text:p>
          </table:table-cell>
          <table:table-cell office:value-type="string" calcext:value-type="string">
            <text:p>w.09.e21.f0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09.wav_env+21.wav_fts-nb8.wav</text:p>
          </table:table-cell>
          <table:table-cell office:value-type="string" calcext:value-type="string">
            <text:p>w.09.e21.f08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4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09.wav_env+21.wav_fts-nb16.wav</text:p>
          </table:table-cell>
          <table:table-cell office:value-type="string" calcext:value-type="string">
            <text:p>w.09.e21.f16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09.wav_env+21.wav_fts-nb32.wav</text:p>
          </table:table-cell>
          <table:table-cell office:value-type="string" calcext:value-type="string">
            <text:p>w.09.e21.f32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8" office:value-type="string" calcext:value-type="string">
            <text:p>09.wav_env+21.wav_fts-nb64.wav</text:p>
          </table:table-cell>
          <table:table-cell office:value-type="string" calcext:value-type="string">
            <text:p>w.09.e21.f64</text:p>
          </table:table-cell>
          <table:table-cell table:style-name="ce6" office:value-type="string" calcext:value-type="string">
            <text:p>LowHappyFIne</text:p>
          </table:table-cell>
          <table:table-cell table:style-name="ce11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7" table:style-name="ce15" office:value-type="string" calcext:value-type="string">
            <text:p>h</text:p>
          </table:table-cell>
          <table:table-cell table:style-name="ce15" office:value-type="string" calcext:value-type="string">
            <text:p>s</text:p>
          </table:table-cell>
          <table:table-cell table:number-columns-repeated="4"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5" office:value-type="string" calcext:value-type="string">
            <text:p>10.wav</text:p>
          </table:table-cell>
          <table:table-cell office:value-type="string" calcext:value-type="string">
            <text:p>w.10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6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5" office:value-type="string" calcext:value-type="string">
            <text:p>10.wav_env+31.wav_fts-nb2.wav</text:p>
          </table:table-cell>
          <table:table-cell office:value-type="string" calcext:value-type="string">
            <text:p>w.10.e31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0.wav_env+31.wav_fts-nb4.wav</text:p>
          </table:table-cell>
          <table:table-cell office:value-type="string" calcext:value-type="string">
            <text:p>w.10.e31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0.wav_env+31.wav_fts-nb8.wav</text:p>
          </table:table-cell>
          <table:table-cell office:value-type="string" calcext:value-type="string">
            <text:p>w.10.e31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0.wav_env+31.wav_fts-nb16.wav</text:p>
          </table:table-cell>
          <table:table-cell office:value-type="string" calcext:value-type="string">
            <text:p>w.10.e31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0.wav_env+31.wav_fts-nb32.wav</text:p>
          </table:table-cell>
          <table:table-cell office:value-type="string" calcext:value-type="string">
            <text:p>w.10.e31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4" table:style-name="ce14" office:value-type="string" calcext:value-type="string">
            <text:p>s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6976224623467" calcext:value-type="float">
            <text:p>0.1269762246</text:p>
          </table:table-cell>
        </table:table-row>
        <table:table-row table:style-name="ro2">
          <table:table-cell table:style-name="ce5" office:value-type="string" calcext:value-type="string">
            <text:p>10.wav_env+31.wav_fts-nb64.wav</text:p>
          </table:table-cell>
          <table:table-cell office:value-type="string" calcext:value-type="string">
            <text:p>w.10.e31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7" office:value-type="string" calcext:value-type="string">
            <text:p>12.wav</text:p>
          </table:table-cell>
          <table:table-cell office:value-type="string" calcext:value-type="string">
            <text:p>w.12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4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12.wav_env+29.wav_fts-nb2.wav</text:p>
          </table:table-cell>
          <table:table-cell office:value-type="string" calcext:value-type="string">
            <text:p>w.12.e29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number-columns-repeated="5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9" office:value-type="string" calcext:value-type="string">
            <text:p>12.wav_env+29.wav_fts-nb4.wav</text:p>
          </table:table-cell>
          <table:table-cell office:value-type="string" calcext:value-type="string">
            <text:p>w.12.e29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9" office:value-type="string" calcext:value-type="string">
            <text:p>12.wav_env+29.wav_fts-nb8.wav</text:p>
          </table:table-cell>
          <table:table-cell office:value-type="string" calcext:value-type="string">
            <text:p>w.12.e29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9" office:value-type="string" calcext:value-type="string">
            <text:p>12.wav_env+29.wav_fts-nb16.wav</text:p>
          </table:table-cell>
          <table:table-cell office:value-type="string" calcext:value-type="string">
            <text:p>w.12.e29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9" office:value-type="string" calcext:value-type="string">
            <text:p>12.wav_env+29.wav_fts-nb32.wav</text:p>
          </table:table-cell>
          <table:table-cell office:value-type="string" calcext:value-type="string">
            <text:p>w.12.e29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9" office:value-type="string" calcext:value-type="string">
            <text:p>12.wav_env+29.wav_fts-nb64.wav</text:p>
          </table:table-cell>
          <table:table-cell office:value-type="string" calcext:value-type="string">
            <text:p>w.12.e29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4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7" office:value-type="string" calcext:value-type="string">
            <text:p>13.wav</text:p>
          </table:table-cell>
          <table:table-cell office:value-type="string" calcext:value-type="string">
            <text:p>w.13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13.wav_env+32.wav_fts-nb2.wav</text:p>
          </table:table-cell>
          <table:table-cell office:value-type="string" calcext:value-type="string">
            <text:p>w.13.e32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5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13.wav_env+32.wav_fts-nb4.wav</text:p>
          </table:table-cell>
          <table:table-cell office:value-type="string" calcext:value-type="string">
            <text:p>w.13.e32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9" office:value-type="string" calcext:value-type="string">
            <text:p>13.wav_env+32.wav_fts-nb8.wav</text:p>
          </table:table-cell>
          <table:table-cell office:value-type="string" calcext:value-type="string">
            <text:p>w.13.e32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8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13.wav_env+32.wav_fts-nb16.wav</text:p>
          </table:table-cell>
          <table:table-cell office:value-type="string" calcext:value-type="string">
            <text:p>w.13.e32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5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9" office:value-type="string" calcext:value-type="string">
            <text:p>13.wav_env+32.wav_fts-nb32.wav</text:p>
          </table:table-cell>
          <table:table-cell office:value-type="string" calcext:value-type="string">
            <text:p>w.13.e32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8" office:value-type="string" calcext:value-type="string">
            <text:p>13.wav_env+32.wav_fts-nb64.wav</text:p>
          </table:table-cell>
          <table:table-cell office:value-type="string" calcext:value-type="string">
            <text:p>w.13.e32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6" table:style-name="ce15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6.wav</text:p>
          </table:table-cell>
          <table:table-cell office:value-type="string" calcext:value-type="string">
            <text:p>w.16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4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6.wav_env+18.wav_fts-nb2.wav</text:p>
          </table:table-cell>
          <table:table-cell office:value-type="string" calcext:value-type="string">
            <text:p>w.16.e18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6.wav_env+18.wav_fts-nb4.wav</text:p>
          </table:table-cell>
          <table:table-cell office:value-type="string" calcext:value-type="string">
            <text:p>w.16.e18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16.wav_env+18.wav_fts-nb8.wav</text:p>
          </table:table-cell>
          <table:table-cell office:value-type="string" calcext:value-type="string">
            <text:p>w.16.e18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6.wav_env+18.wav_fts-nb16.wav</text:p>
          </table:table-cell>
          <table:table-cell office:value-type="string" calcext:value-type="string">
            <text:p>w.16.e18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6.wav_env+18.wav_fts-nb32.wav</text:p>
          </table:table-cell>
          <table:table-cell office:value-type="string" calcext:value-type="string">
            <text:p>w.16.e18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number-columns-repeated="5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16.wav_env+18.wav_fts-nb64.wav</text:p>
          </table:table-cell>
          <table:table-cell office:value-type="string" calcext:value-type="string">
            <text:p>w.16.e18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8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7" office:value-type="string" calcext:value-type="string">
            <text:p>19.wav</text:p>
          </table:table-cell>
          <table:table-cell office:value-type="string" calcext:value-type="string">
            <text:p>w.19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3" office:value-type="string" calcext:value-type="string">
            <text:p>s</text:p>
          </table:table-cell>
          <table:table-cell table:style-name="ce13" office:value-type="string" calcext:value-type="string">
            <text:p>h</text:p>
          </table:table-cell>
          <table:table-cell table:number-columns-repeated="4" table:style-name="ce13" office:value-type="string" calcext:value-type="string">
            <text:p>s</text:p>
          </table:table-cell>
          <table:table-cell table:number-columns-repeated="2"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9" office:value-type="string" calcext:value-type="string">
            <text:p>19.wav_env+28.wav_fts-nb2.wav</text:p>
          </table:table-cell>
          <table:table-cell office:value-type="string" calcext:value-type="string">
            <text:p>w.19.e28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19.wav_env+28.wav_fts-nb4.wav</text:p>
          </table:table-cell>
          <table:table-cell office:value-type="string" calcext:value-type="string">
            <text:p>w.19.e28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19.wav_env+28.wav_fts-nb8.wav</text:p>
          </table:table-cell>
          <table:table-cell office:value-type="string" calcext:value-type="string">
            <text:p>w.19.e28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19.wav_env+28.wav_fts-nb16.wav</text:p>
          </table:table-cell>
          <table:table-cell office:value-type="string" calcext:value-type="string">
            <text:p>w.19.e28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19.wav_env+28.wav_fts-nb32.wav</text:p>
          </table:table-cell>
          <table:table-cell office:value-type="string" calcext:value-type="string">
            <text:p>w.19.e28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number-columns-repeated="9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8" office:value-type="string" calcext:value-type="string">
            <text:p>19.wav_env+28.wav_fts-nb64.wav</text:p>
          </table:table-cell>
          <table:table-cell office:value-type="string" calcext:value-type="string">
            <text:p>w.19.e28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5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4" table:style-name="ce15" office:value-type="string" calcext:value-type="string">
            <text:p>s</text:p>
          </table:table-cell>
          <table:table-cell table:number-columns-repeated="3" table:style-name="ce15" office:value-type="string" calcext:value-type="string">
            <text:p>h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5" office:value-type="string" calcext:value-type="string">
            <text:p>20.wav</text:p>
          </table:table-cell>
          <table:table-cell office:value-type="string" calcext:value-type="string">
            <text:p>w.20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13" table:style-name="ce14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5" office:value-type="string" calcext:value-type="string">
            <text:p>20.wav_env+14.wav_fts-nb2.wav</text:p>
          </table:table-cell>
          <table:table-cell office:value-type="string" calcext:value-type="string">
            <text:p>w.20.e14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20.wav_env+14.wav_fts-nb4.wav</text:p>
          </table:table-cell>
          <table:table-cell office:value-type="string" calcext:value-type="string">
            <text:p>w.20.e14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number-columns-repeated="7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0.wav_env+14.wav_fts-nb8.wav</text:p>
          </table:table-cell>
          <table:table-cell office:value-type="string" calcext:value-type="string">
            <text:p>w.20.e14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0.wav_env+14.wav_fts-nb16.wav</text:p>
          </table:table-cell>
          <table:table-cell office:value-type="string" calcext:value-type="string">
            <text:p>w.20.e14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0.wav_env+14.wav_fts-nb32.wav</text:p>
          </table:table-cell>
          <table:table-cell office:value-type="string" calcext:value-type="string">
            <text:p>w.20.e14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5" office:value-type="string" calcext:value-type="string">
            <text:p>20.wav_env+14.wav_fts-nb64.wav</text:p>
          </table:table-cell>
          <table:table-cell office:value-type="string" calcext:value-type="string">
            <text:p>w.20.e14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7" office:value-type="string" calcext:value-type="string">
            <text:p>22.wav</text:p>
          </table:table-cell>
          <table:table-cell office:value-type="string" calcext:value-type="string">
            <text:p>w.22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4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22.wav_env+24.wav_fts-nb2.wav</text:p>
          </table:table-cell>
          <table:table-cell office:value-type="string" calcext:value-type="string">
            <text:p>w.22.e24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11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22.wav_env+24.wav_fts-nb4.wav</text:p>
          </table:table-cell>
          <table:table-cell office:value-type="string" calcext:value-type="string">
            <text:p>w.22.e24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8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22.wav_env+24.wav_fts-nb8.wav</text:p>
          </table:table-cell>
          <table:table-cell office:value-type="string" calcext:value-type="string">
            <text:p>w.22.e24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9" office:value-type="string" calcext:value-type="string">
            <text:p>22.wav_env+24.wav_fts-nb16.wav</text:p>
          </table:table-cell>
          <table:table-cell office:value-type="string" calcext:value-type="string">
            <text:p>w.22.e24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9" office:value-type="string" calcext:value-type="string">
            <text:p>22.wav_env+24.wav_fts-nb32.wav</text:p>
          </table:table-cell>
          <table:table-cell office:value-type="string" calcext:value-type="string">
            <text:p>w.22.e24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6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8" office:value-type="string" calcext:value-type="string">
            <text:p>22.wav_env+24.wav_fts-nb64.wav</text:p>
          </table:table-cell>
          <table:table-cell office:value-type="string" calcext:value-type="string">
            <text:p>w.22.e24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4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4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9" office:value-type="string" calcext:value-type="string">
            <text:p>23.wav</text:p>
          </table:table-cell>
          <table:table-cell office:value-type="string" calcext:value-type="string">
            <text:p>w.23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23.wav_env+06.wav_fts-nb2.wav</text:p>
          </table:table-cell>
          <table:table-cell office:value-type="string" calcext:value-type="string">
            <text:p>w.23.e06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8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23.wav_env+06.wav_fts-nb4.wav</text:p>
          </table:table-cell>
          <table:table-cell office:value-type="string" calcext:value-type="string">
            <text:p>w.23.e06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9" office:value-type="string" calcext:value-type="string">
            <text:p>23.wav_env+06.wav_fts-nb8.wav</text:p>
          </table:table-cell>
          <table:table-cell office:value-type="string" calcext:value-type="string">
            <text:p>w.23.e06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9" office:value-type="string" calcext:value-type="string">
            <text:p>23.wav_env+06.wav_fts-nb16.wav</text:p>
          </table:table-cell>
          <table:table-cell office:value-type="string" calcext:value-type="string">
            <text:p>w.23.e06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9" office:value-type="string" calcext:value-type="string">
            <text:p>23.wav_env+06.wav_fts-nb32.wav</text:p>
          </table:table-cell>
          <table:table-cell office:value-type="string" calcext:value-type="string">
            <text:p>w.23.e06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4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8" office:value-type="string" calcext:value-type="string">
            <text:p>23.wav_env+06.wav_fts-nb64.wav</text:p>
          </table:table-cell>
          <table:table-cell office:value-type="string" calcext:value-type="string">
            <text:p>w.23.e06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8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3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3" table:style-name="ce15" office:value-type="string" calcext:value-type="string">
            <text:p>s</text:p>
          </table:table-cell>
          <table:table-cell office:value-type="float" office:value="0.875" calcext:value-type="float">
            <text:p>0.87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072797384350439" calcext:value-type="float">
            <text:p>0.0727973844</text:p>
          </table:table-cell>
        </table:table-row>
        <table:table-row table:style-name="ro2">
          <table:table-cell table:style-name="ce7" office:value-type="string" calcext:value-type="string">
            <text:p>27.wav</text:p>
          </table:table-cell>
          <table:table-cell office:value-type="string" calcext:value-type="string">
            <text:p>w.27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1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27.wav_env+25.wav_fts-nb2.wav</text:p>
          </table:table-cell>
          <table:table-cell office:value-type="string" calcext:value-type="string">
            <text:p>w.27.e25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4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27.wav_env+25.wav_fts-nb4.wav</text:p>
          </table:table-cell>
          <table:table-cell office:value-type="string" calcext:value-type="string">
            <text:p>w.27.e25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9" office:value-type="string" calcext:value-type="string">
            <text:p>27.wav_env+25.wav_fts-nb8.wav</text:p>
          </table:table-cell>
          <table:table-cell office:value-type="string" calcext:value-type="string">
            <text:p>w.27.e25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9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9" office:value-type="string" calcext:value-type="string">
            <text:p>27.wav_env+25.wav_fts-nb16.wav</text:p>
          </table:table-cell>
          <table:table-cell office:value-type="string" calcext:value-type="string">
            <text:p>w.27.e25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9" office:value-type="string" calcext:value-type="string">
            <text:p>27.wav_env+25.wav_fts-nb32.wav</text:p>
          </table:table-cell>
          <table:table-cell office:value-type="string" calcext:value-type="string">
            <text:p>w.27.e25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table:number-columns-repeated="5" table:style-name="ce14" office:value-type="string" calcext:value-type="string">
            <text:p>s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6976224623467" calcext:value-type="float">
            <text:p>0.1269762246</text:p>
          </table:table-cell>
        </table:table-row>
        <table:table-row table:style-name="ro2">
          <table:table-cell table:style-name="ce8" office:value-type="string" calcext:value-type="string">
            <text:p>27.wav_env+25.wav_fts-nb64.wav</text:p>
          </table:table-cell>
          <table:table-cell office:value-type="string" calcext:value-type="string">
            <text:p>w.27.e25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2" table:style-name="ce15" office:value-type="string" calcext:value-type="string">
            <text:p>h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h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5" office:value-type="string" calcext:value-type="string">
            <text:p>30.wav</text:p>
          </table:table-cell>
          <table:table-cell office:value-type="string" calcext:value-type="string">
            <text:p>w.30.e00.f00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9" table:style-name="ce14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5" office:value-type="string" calcext:value-type="string">
            <text:p>30.wav_env+07.wav_fts-nb2.wav</text:p>
          </table:table-cell>
          <table:table-cell office:value-type="string" calcext:value-type="string">
            <text:p>w.30.e07.f0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30.wav_env+07.wav_fts-nb4.wav</text:p>
          </table:table-cell>
          <table:table-cell office:value-type="string" calcext:value-type="string">
            <text:p>w.30.e07.f0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30.wav_env+07.wav_fts-nb8.wav</text:p>
          </table:table-cell>
          <table:table-cell office:value-type="string" calcext:value-type="string">
            <text:p>w.30.e07.f08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" table:style-name="ce14"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:502</text:p>
          </table:table-cell>
        </table:table-row>
        <table:table-row table:style-name="ro2">
          <table:table-cell table:style-name="ce5" office:value-type="string" calcext:value-type="string">
            <text:p>30.wav_env+07.wav_fts-nb16.wav</text:p>
          </table:table-cell>
          <table:table-cell office:value-type="string" calcext:value-type="string">
            <text:p>w.30.e07.f16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6"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30.wav_env+07.wav_fts-nb32.wav</text:p>
          </table:table-cell>
          <table:table-cell office:value-type="string" calcext:value-type="string">
            <text:p>w.30.e07.f32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8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8" office:value-type="string" calcext:value-type="string">
            <text:p>30.wav_env+07.wav_fts-nb64.wav</text:p>
          </table:table-cell>
          <table:table-cell office:value-type="string" calcext:value-type="string">
            <text:p>w.30.e07.f64</text:p>
          </table:table-cell>
          <table:table-cell table:style-name="ce6" office:value-type="string" calcext:value-type="string">
            <text:p>LowHappyFIn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"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number-columns-repeated="5" table:style-name="ce16" office:value-type="string" calcext:value-type="string">
            <text:p>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3">
          <table:table-cell office:value-type="string" calcext:value-type="string">
            <text:p>31.wav</text:p>
          </table:table-cell>
          <table:table-cell office:value-type="string" calcext:value-type="string">
            <text:p>w.31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2.wav</text:p>
          </table:table-cell>
          <table:table-cell office:value-type="string" calcext:value-type="string">
            <text:p>w.31.e10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4.wav</text:p>
          </table:table-cell>
          <table:table-cell office:value-type="string" calcext:value-type="string">
            <text:p>w.31.e10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8.wav</text:p>
          </table:table-cell>
          <table:table-cell office:value-type="string" calcext:value-type="string">
            <text:p>w.31.e10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16.wav</text:p>
          </table:table-cell>
          <table:table-cell office:value-type="string" calcext:value-type="string">
            <text:p>w.31.e10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32.wav</text:p>
          </table:table-cell>
          <table:table-cell office:value-type="string" calcext:value-type="string">
            <text:p>w.31.e10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1.wav_env+10.wav_fts-nb64.wav</text:p>
          </table:table-cell>
          <table:table-cell office:value-type="string" calcext:value-type="string">
            <text:p>w.31.e10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</text:p>
          </table:table-cell>
          <table:table-cell office:value-type="string" calcext:value-type="string">
            <text:p>w.32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2.wav</text:p>
          </table:table-cell>
          <table:table-cell office:value-type="string" calcext:value-type="string">
            <text:p>w.32.e13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4.wav</text:p>
          </table:table-cell>
          <table:table-cell office:value-type="string" calcext:value-type="string">
            <text:p>w.32.e13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8.wav</text:p>
          </table:table-cell>
          <table:table-cell office:value-type="string" calcext:value-type="string">
            <text:p>w.32.e13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16.wav</text:p>
          </table:table-cell>
          <table:table-cell office:value-type="string" calcext:value-type="string">
            <text:p>w.32.e13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32.wav</text:p>
          </table:table-cell>
          <table:table-cell office:value-type="string" calcext:value-type="string">
            <text:p>w.32.e13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2.wav_env+13.wav_fts-nb64.wav</text:p>
          </table:table-cell>
          <table:table-cell office:value-type="string" calcext:value-type="string">
            <text:p>w.32.e13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</text:p>
          </table:table-cell>
          <table:table-cell office:value-type="string" calcext:value-type="string">
            <text:p>w.03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3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2.wav</text:p>
          </table:table-cell>
          <table:table-cell office:value-type="string" calcext:value-type="string">
            <text:p>w.03.e01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4.wav</text:p>
          </table:table-cell>
          <table:table-cell office:value-type="string" calcext:value-type="string">
            <text:p>w.03.e01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8.wav</text:p>
          </table:table-cell>
          <table:table-cell office:value-type="string" calcext:value-type="string">
            <text:p>w.03.e01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16.wav</text:p>
          </table:table-cell>
          <table:table-cell office:value-type="string" calcext:value-type="string">
            <text:p>w.03.e01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32.wav</text:p>
          </table:table-cell>
          <table:table-cell office:value-type="string" calcext:value-type="string">
            <text:p>w.03.e01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3.wav_env+01.wav_fts-nb64.wav</text:p>
          </table:table-cell>
          <table:table-cell office:value-type="string" calcext:value-type="string">
            <text:p>w.03.e01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</text:p>
          </table:table-cell>
          <table:table-cell office:value-type="string" calcext:value-type="string">
            <text:p>w.14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2.wav</text:p>
          </table:table-cell>
          <table:table-cell office:value-type="string" calcext:value-type="string">
            <text:p>w.14.e20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4.wav</text:p>
          </table:table-cell>
          <table:table-cell office:value-type="string" calcext:value-type="string">
            <text:p>w.14.e20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8.wav</text:p>
          </table:table-cell>
          <table:table-cell office:value-type="string" calcext:value-type="string">
            <text:p>w.14.e20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16.wav</text:p>
          </table:table-cell>
          <table:table-cell office:value-type="string" calcext:value-type="string">
            <text:p>w.14.e20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32.wav</text:p>
          </table:table-cell>
          <table:table-cell office:value-type="string" calcext:value-type="string">
            <text:p>w.14.e20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.wav_env+20.wav_fts-nb64.wav</text:p>
          </table:table-cell>
          <table:table-cell office:value-type="string" calcext:value-type="string">
            <text:p>w.14.e20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</text:p>
          </table:table-cell>
          <table:table-cell office:value-type="string" calcext:value-type="string">
            <text:p>w.15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6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2.wav</text:p>
          </table:table-cell>
          <table:table-cell office:value-type="string" calcext:value-type="string">
            <text:p>w.15.e08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4.wav</text:p>
          </table:table-cell>
          <table:table-cell office:value-type="string" calcext:value-type="string">
            <text:p>w.15.e08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8.wav</text:p>
          </table:table-cell>
          <table:table-cell office:value-type="string" calcext:value-type="string">
            <text:p>w.15.e08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16.wav</text:p>
          </table:table-cell>
          <table:table-cell office:value-type="string" calcext:value-type="string">
            <text:p>w.15.e08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32.wav</text:p>
          </table:table-cell>
          <table:table-cell office:value-type="string" calcext:value-type="string">
            <text:p>w.15.e08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0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.wav_env+08.wav_fts-nb64.wav</text:p>
          </table:table-cell>
          <table:table-cell office:value-type="string" calcext:value-type="string">
            <text:p>w.15.e08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1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</text:p>
          </table:table-cell>
          <table:table-cell office:value-type="string" calcext:value-type="string">
            <text:p>w.17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2.wav</text:p>
          </table:table-cell>
          <table:table-cell office:value-type="string" calcext:value-type="string">
            <text:p>w.17.e05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4.wav</text:p>
          </table:table-cell>
          <table:table-cell office:value-type="string" calcext:value-type="string">
            <text:p>w.17.e05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8.wav</text:p>
          </table:table-cell>
          <table:table-cell office:value-type="string" calcext:value-type="string">
            <text:p>w.17.e05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16.wav</text:p>
          </table:table-cell>
          <table:table-cell office:value-type="string" calcext:value-type="string">
            <text:p>w.17.e05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32.wav</text:p>
          </table:table-cell>
          <table:table-cell office:value-type="string" calcext:value-type="string">
            <text:p>w.17.e05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.wav_env+05.wav_fts-nb64.wav</text:p>
          </table:table-cell>
          <table:table-cell office:value-type="string" calcext:value-type="string">
            <text:p>w.17.e05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</text:p>
          </table:table-cell>
          <table:table-cell office:value-type="string" calcext:value-type="string">
            <text:p>w.18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2.wav</text:p>
          </table:table-cell>
          <table:table-cell office:value-type="string" calcext:value-type="string">
            <text:p>w.18.e16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4.wav</text:p>
          </table:table-cell>
          <table:table-cell office:value-type="string" calcext:value-type="string">
            <text:p>w.18.e16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8.wav</text:p>
          </table:table-cell>
          <table:table-cell office:value-type="string" calcext:value-type="string">
            <text:p>w.18.e16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16.wav</text:p>
          </table:table-cell>
          <table:table-cell office:value-type="string" calcext:value-type="string">
            <text:p>w.18.e16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32.wav</text:p>
          </table:table-cell>
          <table:table-cell office:value-type="string" calcext:value-type="string">
            <text:p>w.18.e16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.wav_env+16.wav_fts-nb64.wav</text:p>
          </table:table-cell>
          <table:table-cell office:value-type="string" calcext:value-type="string">
            <text:p>w.18.e16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9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</text:p>
          </table:table-cell>
          <table:table-cell office:value-type="string" calcext:value-type="string">
            <text:p>w.06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2.wav</text:p>
          </table:table-cell>
          <table:table-cell office:value-type="string" calcext:value-type="string">
            <text:p>w.06.e23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9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4.wav</text:p>
          </table:table-cell>
          <table:table-cell office:value-type="string" calcext:value-type="string">
            <text:p>w.06.e23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8.wav</text:p>
          </table:table-cell>
          <table:table-cell office:value-type="string" calcext:value-type="string">
            <text:p>w.06.e23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16.wav</text:p>
          </table:table-cell>
          <table:table-cell office:value-type="string" calcext:value-type="string">
            <text:p>w.06.e23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32.wav</text:p>
          </table:table-cell>
          <table:table-cell office:value-type="string" calcext:value-type="string">
            <text:p>w.06.e23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6.wav_env+23.wav_fts-nb64.wav</text:p>
          </table:table-cell>
          <table:table-cell office:value-type="string" calcext:value-type="string">
            <text:p>w.06.e23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</text:p>
          </table:table-cell>
          <table:table-cell office:value-type="string" calcext:value-type="string">
            <text:p>w.07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2.wav</text:p>
          </table:table-cell>
          <table:table-cell office:value-type="string" calcext:value-type="string">
            <text:p>w.07.e30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4.wav</text:p>
          </table:table-cell>
          <table:table-cell office:value-type="string" calcext:value-type="string">
            <text:p>w.07.e30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8.wav</text:p>
          </table:table-cell>
          <table:table-cell office:value-type="string" calcext:value-type="string">
            <text:p>w.07.e30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16.wav</text:p>
          </table:table-cell>
          <table:table-cell office:value-type="string" calcext:value-type="string">
            <text:p>w.07.e30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32.wav</text:p>
          </table:table-cell>
          <table:table-cell office:value-type="string" calcext:value-type="string">
            <text:p>w.07.e30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.wav_env+30.wav_fts-nb64.wav</text:p>
          </table:table-cell>
          <table:table-cell office:value-type="string" calcext:value-type="string">
            <text:p>w.07.e30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</text:p>
          </table:table-cell>
          <table:table-cell office:value-type="string" calcext:value-type="string">
            <text:p>w.11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2.wav</text:p>
          </table:table-cell>
          <table:table-cell office:value-type="string" calcext:value-type="string">
            <text:p>w.11.e02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0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4.wav</text:p>
          </table:table-cell>
          <table:table-cell office:value-type="string" calcext:value-type="string">
            <text:p>w.11.e02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1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8.wav</text:p>
          </table:table-cell>
          <table:table-cell office:value-type="string" calcext:value-type="string">
            <text:p>w.11.e02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16.wav</text:p>
          </table:table-cell>
          <table:table-cell office:value-type="string" calcext:value-type="string">
            <text:p>w.11.e02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9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32.wav</text:p>
          </table:table-cell>
          <table:table-cell office:value-type="string" calcext:value-type="string">
            <text:p>w.11.e02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9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.wav_env+02.wav_fts-nb64.wav</text:p>
          </table:table-cell>
          <table:table-cell office:value-type="string" calcext:value-type="string">
            <text:p>w.11.e02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</text:p>
          </table:table-cell>
          <table:table-cell office:value-type="string" calcext:value-type="string">
            <text:p>w.28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2.wav</text:p>
          </table:table-cell>
          <table:table-cell office:value-type="string" calcext:value-type="string">
            <text:p>w.28.e19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11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4.wav</text:p>
          </table:table-cell>
          <table:table-cell office:value-type="string" calcext:value-type="string">
            <text:p>w.28.e19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8.wav</text:p>
          </table:table-cell>
          <table:table-cell office:value-type="string" calcext:value-type="string">
            <text:p>w.28.e19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16.wav</text:p>
          </table:table-cell>
          <table:table-cell office:value-type="string" calcext:value-type="string">
            <text:p>w.28.e19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32.wav</text:p>
          </table:table-cell>
          <table:table-cell office:value-type="string" calcext:value-type="string">
            <text:p>w.28.e19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6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.wav_env+19.wav_fts-nb64.wav</text:p>
          </table:table-cell>
          <table:table-cell office:value-type="string" calcext:value-type="string">
            <text:p>w.28.e19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</text:p>
          </table:table-cell>
          <table:table-cell office:value-type="string" calcext:value-type="string">
            <text:p>w.29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2.wav</text:p>
          </table:table-cell>
          <table:table-cell office:value-type="string" calcext:value-type="string">
            <text:p>w.29.e12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4.wav</text:p>
          </table:table-cell>
          <table:table-cell office:value-type="string" calcext:value-type="string">
            <text:p>w.29.e12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8.wav</text:p>
          </table:table-cell>
          <table:table-cell office:value-type="string" calcext:value-type="string">
            <text:p>w.29.e12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16.wav</text:p>
          </table:table-cell>
          <table:table-cell office:value-type="string" calcext:value-type="string">
            <text:p>w.29.e12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32.wav</text:p>
          </table:table-cell>
          <table:table-cell office:value-type="string" calcext:value-type="string">
            <text:p>w.29.e12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.wav_env+12.wav_fts-nb64.wav</text:p>
          </table:table-cell>
          <table:table-cell office:value-type="string" calcext:value-type="string">
            <text:p>w.29.e12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</text:p>
          </table:table-cell>
          <table:table-cell office:value-type="string" calcext:value-type="string">
            <text:p>w.21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2.wav</text:p>
          </table:table-cell>
          <table:table-cell office:value-type="string" calcext:value-type="string">
            <text:p>w.21.e09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4.wav</text:p>
          </table:table-cell>
          <table:table-cell office:value-type="string" calcext:value-type="string">
            <text:p>w.21.e09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8.wav</text:p>
          </table:table-cell>
          <table:table-cell office:value-type="string" calcext:value-type="string">
            <text:p>w.21.e09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16.wav</text:p>
          </table:table-cell>
          <table:table-cell office:value-type="string" calcext:value-type="string">
            <text:p>w.21.e09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32.wav</text:p>
          </table:table-cell>
          <table:table-cell office:value-type="string" calcext:value-type="string">
            <text:p>w.21.e09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1.wav_env+09.wav_fts-nb64.wav</text:p>
          </table:table-cell>
          <table:table-cell office:value-type="string" calcext:value-type="string">
            <text:p>w.21.e09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</text:p>
          </table:table-cell>
          <table:table-cell office:value-type="string" calcext:value-type="string">
            <text:p>w.24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2.wav</text:p>
          </table:table-cell>
          <table:table-cell office:value-type="string" calcext:value-type="string">
            <text:p>w.24.e22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4.wav</text:p>
          </table:table-cell>
          <table:table-cell office:value-type="string" calcext:value-type="string">
            <text:p>w.24.e22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8.wav</text:p>
          </table:table-cell>
          <table:table-cell office:value-type="string" calcext:value-type="string">
            <text:p>w.24.e22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16.wav</text:p>
          </table:table-cell>
          <table:table-cell office:value-type="string" calcext:value-type="string">
            <text:p>w.24.e22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32.wav</text:p>
          </table:table-cell>
          <table:table-cell office:value-type="string" calcext:value-type="string">
            <text:p>w.24.e22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4.wav_env+22.wav_fts-nb64.wav</text:p>
          </table:table-cell>
          <table:table-cell office:value-type="string" calcext:value-type="string">
            <text:p>w.24.e22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8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</text:p>
          </table:table-cell>
          <table:table-cell office:value-type="string" calcext:value-type="string">
            <text:p>w.25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2.wav</text:p>
          </table:table-cell>
          <table:table-cell office:value-type="string" calcext:value-type="string">
            <text:p>w.25.e27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4.wav</text:p>
          </table:table-cell>
          <table:table-cell office:value-type="string" calcext:value-type="string">
            <text:p>w.25.e27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8.wav</text:p>
          </table:table-cell>
          <table:table-cell office:value-type="string" calcext:value-type="string">
            <text:p>w.25.e27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16.wav</text:p>
          </table:table-cell>
          <table:table-cell office:value-type="string" calcext:value-type="string">
            <text:p>w.25.e27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32.wav</text:p>
          </table:table-cell>
          <table:table-cell office:value-type="string" calcext:value-type="string">
            <text:p>w.25.e27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s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5.wav_env+27.wav_fts-nb64.wav</text:p>
          </table:table-cell>
          <table:table-cell office:value-type="string" calcext:value-type="string">
            <text:p>w.25.e27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</text:p>
          </table:table-cell>
          <table:table-cell office:value-type="string" calcext:value-type="string">
            <text:p>w.26.e00.f00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2.wav</text:p>
          </table:table-cell>
          <table:table-cell office:value-type="string" calcext:value-type="string">
            <text:p>w.26.e04.f0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4.wav</text:p>
          </table:table-cell>
          <table:table-cell office:value-type="string" calcext:value-type="string">
            <text:p>w.26.e04.f0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3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8.wav</text:p>
          </table:table-cell>
          <table:table-cell office:value-type="string" calcext:value-type="string">
            <text:p>w.26.e04.f08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16.wav</text:p>
          </table:table-cell>
          <table:table-cell office:value-type="string" calcext:value-type="string">
            <text:p>w.26.e04.f16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9"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32.wav</text:p>
          </table:table-cell>
          <table:table-cell office:value-type="string" calcext:value-type="string">
            <text:p>w.26.e04.f32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6.wav_env+04.wav_fts-nb64.wav</text:p>
          </table:table-cell>
          <table:table-cell office:value-type="string" calcext:value-type="string">
            <text:p>w.26.e04.f64</text:p>
          </table:table-cell>
          <table:table-cell office:value-type="string" calcext:value-type="string">
            <text:p>LowSadFine</text:p>
          </table:table-cell>
          <table:table-cell office:value-type="string" calcext:value-type="string">
            <text:p>H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h</text:p>
          </table:table-cell>
          <table:table-cell table:number-columns-repeated="14" office:value-type="string" calcext:value-type="string">
            <text:p>h</text:p>
          </table:table-cell>
          <table:table-cell table:number-columns-repeated="4"/>
        </table:table-row>
        <table:table-row table:style-name="ro1" table:number-rows-repeated="104835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$ </number:text>
    </number:number-style>
    <number:number-style style:name="N137">
      <number:text>(</number:text>
      <number:number number:decimal-places="0" number:min-integer-digits="1" number:grouping="true"/>
      <number:text> $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$ </number:text>
    </number:number-style>
    <number:number-style style:name="N1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$ </number:text>
    </number:number-style>
    <number:number-style style:name="N140">
      <number:text>(</number:text>
      <number:number number:decimal-places="2" number:min-integer-digits="1" number:grouping="true"/>
      <number:text> $)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$ </number:text>
    </number:number-style>
    <number:number-style style:name="N14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number:min-integer-digits="1" number:grouping="true"/>
      <number:text>  $ </number:text>
    </number:number-style>
    <number:number-style style:name="N145P1" style:volatile="true"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45P2" style:volatile="true">
      <loext:fill-character> </loext:fill-character>
      <number:text>-  $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49P1" style:volatile="true">
      <loext:fill-character> </loext:fill-character>
      <number:text>(</number:text>
      <number:number number:decimal-places="0" number:min-integer-digits="1" number:grouping="true"/>
      <number:text>)    </number:text>
    </number:number-style>
    <number:number-style style:name="N149P2" style:volatile="true">
      <loext:fill-character> </loext:fill-character>
      <number:text>-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number:min-integer-digits="1" number:grouping="true"/>
      <number:text>  $ </number:text>
    </number:number-style>
    <number:number-style style:name="N153P1" style:volatile="true"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 $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57P1" style:volatile="true">
      <loext:fill-character> </loext:fill-character>
      <number:text>(</number:text>
      <number:number number:decimal-places="2" number:min-integer-digits="1" number:grouping="true"/>
      <number:text>)   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MX"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0" number:min-integer-digits="5"/>
    </number:number-style>
    <number:number-style style:name="N167">
      <number:scientific-number number:decimal-places="1" number:min-integer-digits="3" number:min-exponent-digits="1"/>
    </number:number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1:27:25.109166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7:16:13.651059329</meta:creation-date>
    <dc:date>2018-01-29T13:32:34.416618738</dc:date>
    <meta:editing-duration>PT1H42M9S</meta:editing-duration>
    <meta:editing-cycles>17</meta:editing-cycles>
    <meta:generator>LibreOffice/4.2.8.2$Linux_X86_64 LibreOffice_project/420m0$Build-2</meta:generator>
    <meta:document-statistic meta:table-count="2" meta:cell-count="6367" meta:object-count="0"/>
  </office:meta>
</office:document-meta>
</file>